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6.76pt"/>
    </style:style>
    <style:style style:name="co2" style:family="table-column">
      <style:table-column-properties fo:break-before="auto" style:column-width="90pt"/>
    </style:style>
    <style:style style:name="ro1" style:family="table-row">
      <style:table-row-properties style:row-height="25.51pt" fo:break-before="auto" style:use-optimal-row-height="true"/>
    </style:style>
    <style:style style:name="ro2" style:family="table-row">
      <style:table-row-properties style:row-height="98.25pt" fo:break-before="auto" style:use-optimal-row-height="true"/>
    </style:style>
    <style:style style:name="ro3" style:family="table-row">
      <style:table-row-properties style:row-height="15.76pt" fo:break-before="auto" style:use-optimal-row-height="true"/>
    </style:style>
    <style:style style:name="ro4" style:family="table-row">
      <style:table-row-properties style:row-height="17.26pt" fo:break-before="auto" style:use-optimal-row-height="true"/>
    </style:style>
    <style:style style:name="ro5" style:family="table-row">
      <style:table-row-properties style:row-height="259.51pt" fo:break-before="auto" style:use-optimal-row-height="true"/>
    </style:style>
    <style:style style:name="ro6" style:family="table-row">
      <style:table-row-properties style:row-height="353.99pt" fo:break-before="auto" style:use-optimal-row-height="true"/>
    </style:style>
    <style:style style:name="ro7"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5" table:default-cell-style-name="Default"/>
        <table:table-column table:style-name="co2" table:number-columns-repeated="1019" table:default-cell-style-name="Default"/>
        <table:table-row table:style-name="ro1">
          <table:table-cell table:style-name="ce1" office:value-type="string" calcext:value-type="string" table:number-columns-spanned="5" table:number-rows-spanned="1">
            <text:p>DV lean canvas: Data Ventures v1.0</text:p>
          </table:table-cell>
          <table:covered-table-cell table:number-columns-repeated="4"/>
          <table:table-cell table:style-name="ce7" table:number-columns-repeated="21"/>
          <table:table-cell table:number-columns-repeated="998"/>
        </table:table-row>
        <table:table-row table:style-name="ro2">
          <table:table-cell table:style-name="ce2" office:value-type="string" calcext:value-type="string" table:number-columns-spanned="5" table:number-rows-spanned="1">
            <text:p>What you WILL get from reading this Lean Canvas:</text:p>
            <text:p>An idea of the assumptions we are working in, what is the reason for us existing, and what groups of people we are looking to work with right now. All to be tested further.</text:p>
            <text:p/>
            <text:p>What you WILL NOT get from reading this Lean Canvas:</text:p>
            <text:p>It wont describe what ventures we will be focusing on testing, validating and launching, instead this has a focus around the parent that helps those children grow from. The individual ventures will have their own lean canvas which we will release.</text:p>
            <text:p/>
          </table:table-cell>
          <table:covered-table-cell table:number-columns-repeated="4"/>
          <table:table-cell table:style-name="ce7" table:number-columns-repeated="21"/>
          <table:table-cell table:number-columns-repeated="998"/>
        </table:table-row>
        <table:table-row table:style-name="ro3">
          <table:table-cell table:style-name="ce3" table:number-columns-repeated="5"/>
          <table:table-cell table:style-name="ce7" table:number-columns-repeated="21"/>
          <table:table-cell table:number-columns-repeated="998"/>
        </table:table-row>
        <table:table-row table:style-name="ro4">
          <table:table-cell table:style-name="ce3" office:value-type="string" calcext:value-type="string">
            <text:p>The problem</text:p>
          </table:table-cell>
          <table:table-cell table:style-name="ce3" office:value-type="string" calcext:value-type="string">
            <text:p>Our solution</text:p>
          </table:table-cell>
          <table:table-cell table:style-name="ce3" office:value-type="string" calcext:value-type="string">
            <text:p>Our value proposition</text:p>
          </table:table-cell>
          <table:table-cell table:style-name="ce3" office:value-type="string" calcext:value-type="string">
            <text:p>Our advantage</text:p>
          </table:table-cell>
          <table:table-cell table:style-name="ce3" office:value-type="string" calcext:value-type="string">
            <text:p>Customer segments</text:p>
          </table:table-cell>
          <table:table-cell table:style-name="ce7" table:number-columns-repeated="21"/>
          <table:table-cell table:number-columns-repeated="998"/>
        </table:table-row>
        <table:table-row table:style-name="ro5">
          <table:table-cell table:style-name="ce4" office:value-type="string" calcext:value-type="string">
            <text:p>There is Government IP that is being under utilised and if Private/NGO/Iwi partnered with government, it could create opportunities.</text:p>
            <text:p/>
            <text:p>Government often doesn't have a front door/clear channel for parties with commercial opportunities to contact and engage.</text:p>
            <text:p/>
            <text:p>Government and Private/NGO/Iwi sectors aren't working in a partnership as best as they could. Often we find they are working in a supplier and client relationship where IP ownership is allocated to government in an exclusivity for NZ only.</text:p>
            <text:p/>
          </table:table-cell>
          <table:table-cell table:style-name="ce4" office:value-type="string" calcext:value-type="string">
            <text:p>Develop a pipeline and processes to identify venture opportunities, validate market/product fit externally and to discover partners who can build these products/services with us using a combination of private and public IP. </text:p>
            <text:p/>
            <text:p>This becomes not only a pipeline for Stats NZ, it becomes a pipeline for partners looking for opportunities, investors/sponsors looking for due diligence and potential customers for ventures.</text:p>
          </table:table-cell>
          <table:table-cell table:style-name="ce4" office:value-type="string" calcext:value-type="string">
            <text:p>We are a neutral and trusted party investigating joint commercial/non-commercial ventures it can build with others, and take them to places that a solely private partnership is normally unable. Not only will people do business with the newly formed partnerships because Data Ventures representing Stats NZ is one of the parties, we are able to bring a wide range of expertise from Stats NZ and the IP Stats NZ has created along with us.</text:p>
          </table:table-cell>
          <table:table-cell table:style-name="ce4" office:value-type="string" calcext:value-type="string">
            <text:p>Our balance of business, government and data expertise, combined with the flexibility to experiment.</text:p>
            <text:p/>
            <text:p>A neutral party that can be used as intermediary for partnerships and data.</text:p>
            <text:p/>
            <text:p>Our experience around disciplines around data and data sets, usually it's a specialisation, in Stats NZ we have a lot of scenarios covered. We can use those expertise.</text:p>
            <text:p/>
            <text:p>Data Ventures sits alongside the strong reputation of Stats NZ in providing robust and accurate data that maintains its integrity and privacy standards</text:p>
            <text:p/>
            <text:p>Access to unrealised Stats NZ IP.</text:p>
          </table:table-cell>
          <table:table-cell table:style-name="ce4" office:value-type="string" calcext:value-type="string">
            <text:p>Private/NGO/Iwi sector partners</text:p>
            <text:p>Investors/Sponsors</text:p>
            <text:p>Central Government</text:p>
            <text:p>Local Government</text:p>
          </table:table-cell>
          <table:table-cell table:style-name="ce7" table:number-columns-repeated="21"/>
          <table:table-cell table:number-columns-repeated="998"/>
        </table:table-row>
        <table:table-row table:style-name="ro4">
          <table:table-cell table:style-name="ce3" office:value-type="string" calcext:value-type="string">
            <text:p>Existing alternatives</text:p>
          </table:table-cell>
          <table:table-cell table:style-name="ce3" office:value-type="string" calcext:value-type="string">
            <text:p>Key metrics</text:p>
          </table:table-cell>
          <table:table-cell table:style-name="ce3" office:value-type="string" calcext:value-type="string">
            <text:p>Channels</text:p>
          </table:table-cell>
          <table:table-cell table:style-name="ce3" office:value-type="string" calcext:value-type="string">
            <text:p>Cost structure</text:p>
          </table:table-cell>
          <table:table-cell table:style-name="ce3" office:value-type="string" calcext:value-type="string">
            <text:p>Value generation</text:p>
          </table:table-cell>
          <table:table-cell table:style-name="ce7" table:number-columns-repeated="21"/>
          <table:table-cell table:number-columns-repeated="998"/>
        </table:table-row>
        <table:table-row table:style-name="ro6">
          <table:table-cell table:style-name="ce5" office:value-type="string" calcext:value-type="string">
            <text:p>CRADA Agreement (https://en.wikipedia.org/wiki/Cooperative_research_and_development_agreement)</text:p>
            <text:p/>
            <text:p>R9 Accelerator</text:p>
            <text:p/>
            <text:p>MBIE / IPONZ / CO collaboration (currently investigating)</text:p>
            <text:p/>
            <text:p>Data 61 Commercialisation Arm (https://data61.csiro.au/)</text:p>
            <text:p/>
            <text:p>ONS Data Science Campus (https://www.ons.gov.uk/aboutus/whatwedo/datasciencecampus)</text:p>
            <text:p/>
            <text:p>Assurance of algorithm initiatives</text:p>
          </table:table-cell>
          <table:table-cell table:style-name="ce5" office:value-type="string" calcext:value-type="string">
            <text:p>Economic Value generated by Data Ventures and its ventures</text:p>
            <text:p/>
            <text:p>Team well-being inside of Data Ventures</text:p>
            <text:p/>
            <text:p>External awareness/perception of Data Ventures</text:p>
            <text:p/>
            <text:p>12 Month goals:</text:p>
            <text:p/>
            <text:p>* 10 Ventures reaching second gate (completed proof of concept)</text:p>
            <text:p>* 10 Partnerships formed across private and government</text:p>
            <text:p>* Venture pipeline gates and workflow open source to public</text:p>
            <text:p>* At least 5 Ventures being released as open source to the public (various gate stages)</text:p>
            <text:p>* 3:1 ratio of commercial to non-commercial ventures</text:p>
            <text:p/>
          </table:table-cell>
          <table:table-cell table:style-name="ce5" office:value-type="string" calcext:value-type="string">
            <text:p>Our networks (incl Minister)</text:p>
            <text:p/>
            <text:p>Media/comms (internal and external)</text:p>
            <text:p/>
            <text:p>Investment Funds</text:p>
            <text:p/>
            <text:p>Small companies with early/unproven products</text:p>
            <text:p/>
            <text:p>Large companies looking for assurance from us doing due diligence to work with a small data science company</text:p>
            <text:p/>
            <text:p>Non-commercial opportunities that just require some resource/expertise</text:p>
          </table:table-cell>
          <table:table-cell table:style-name="ce5" office:value-type="string" calcext:value-type="string">
            <text:p>For the core running of Data Ventures, the costs will come from the core team and some underlying BAU costs (such as software subscriptions, stationary, toilet paper, etc.)</text:p>
            <text:p>                </text:p>
            <text:p>Per venture investments will be made through the Proof of Concept/MVP stage, depending on the requirements of technology, people and expertise. We have a set average we intend to stick with as a benchmark.    </text:p>
            <text:p>            </text:p>
            <text:p>As a whole we are aiming to acquire new non-Stats NZ data sets for others to use (primarily doing procurement of a range of currently unavailable private sector data for govt agencies who require access to these), this will require us to setup a place to store it separately to Stats NZ IDI. We will start with a secure but simple environment initially and grow one or more partnerships with existing providers of such a platform as these platforms are becoming commoditised.                </text:p>
            <text:p/>
            <text:p>Technology costs (marketing / hosting / tools &amp; apps).              </text:p>
          </table:table-cell>
          <table:table-cell table:style-name="ce6" office:value-type="string" calcext:value-type="string">
            <text:p>Revenue: royalties/licensing resulting from Joint Ventures</text:p>
            <text:p/>
            <text:p>Economic Value: as attributed by companies like Motu/BERL</text:p>
            <text:p/>
            <text:p>Sponsorship of due diligence pipeline</text:p>
          </table:table-cell>
          <table:table-cell table:style-name="ce7" table:number-columns-repeated="21"/>
          <table:table-cell table:number-columns-repeated="998"/>
        </table:table-row>
        <table:table-row table:style-name="ro3" table:number-rows-repeated="994">
          <table:table-cell table:style-name="ce5" table:number-columns-repeated="5"/>
          <table:table-cell table:style-name="ce7" table:number-columns-repeated="21"/>
          <table:table-cell table:number-columns-repeated="998"/>
        </table:table-row>
        <table:table-row table:style-name="ro7" table:number-rows-repeated="104757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 meta:object-count="0"/>
    <meta:generator>LibreOfficeDev/5.1.0.3$Linux_X86_64 LibreOffice_project/</meta:generator>
  </office:meta>
</office:document-meta>
</file>